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15d4f" officeooo:paragraph-rsid="00115d4f"/>
    </style:style>
    <style:style style:name="P2" style:family="paragraph" style:parent-style-name="Text_20_body">
      <style:paragraph-properties fo:text-align="end" style:justify-single-word="false"/>
      <style:text-properties fo:font-size="8pt" officeooo:rsid="00115d4f" officeooo:paragraph-rsid="00115d4f" style:font-size-asian="7pt" style:font-size-complex="8pt"/>
    </style:style>
    <style:style style:name="P3" style:family="paragraph" style:parent-style-name="Text_20_body">
      <style:paragraph-properties fo:text-align="start" style:justify-single-word="false"/>
      <style:text-properties fo:font-size="8pt" officeooo:rsid="00115d4f" officeooo:paragraph-rsid="00115d4f" style:font-size-asian="7pt" style:font-size-complex="8pt"/>
    </style:style>
    <style:style style:name="P4" style:family="paragraph" style:parent-style-name="Text_20_body">
      <style:paragraph-properties fo:text-align="start" style:justify-single-word="false"/>
      <style:text-properties fo:font-size="11pt" officeooo:rsid="00115d4f" officeooo:paragraph-rsid="00115d4f" style:font-size-asian="9.60000038146973pt" style:font-size-complex="11pt"/>
    </style:style>
    <style:style style:name="P5" style:family="paragraph" style:parent-style-name="Text_20_body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30e8e" officeooo:paragraph-rsid="00130e8e" style:font-size-asian="9.60000038146973pt" style:font-weight-asian="bold" style:font-size-complex="11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1pt" style:text-underline-style="solid" style:text-underline-width="auto" style:text-underline-color="font-color" fo:font-weight="bold" officeooo:rsid="001537bd" officeooo:paragraph-rsid="001537bd" style:font-size-asian="9.60000038146973pt" style:font-weight-asian="bold" style:font-size-complex="11pt" style:font-weight-complex="bold"/>
    </style:style>
    <style:style style:name="P7" style:family="paragraph" style:parent-style-name="Text_20_body" style:list-style-name="L4">
      <style:paragraph-properties fo:text-align="start" style:justify-single-word="false"/>
      <style:text-properties fo:font-size="11pt" style:text-underline-style="none" fo:font-weight="normal" officeooo:rsid="00147600" officeooo:paragraph-rsid="00147600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ize="11pt" style:text-underline-style="none" fo:font-weight="normal" officeooo:rsid="00147600" officeooo:paragraph-rsid="00147600" style:font-size-asian="9.60000038146973pt" style:font-weight-asian="normal" style:font-size-complex="11pt" style:font-weight-complex="normal"/>
    </style:style>
    <style:style style:name="P9" style:family="paragraph" style:parent-style-name="Text_20_body" style:list-style-name="L6">
      <style:paragraph-properties fo:text-align="start" style:justify-single-word="false"/>
      <style:text-properties fo:font-size="11pt" style:text-underline-style="none" fo:font-weight="normal" officeooo:rsid="0016ceaf" officeooo:paragraph-rsid="0016ceaf" style:font-size-asian="9.60000038146973pt" style:font-weight-asian="normal" style:font-size-complex="11pt" style:font-weight-complex="normal"/>
    </style:style>
    <style:style style:name="P10" style:family="paragraph" style:parent-style-name="Text_20_body" style:list-style-name="L7">
      <style:paragraph-properties fo:text-align="start" style:justify-single-word="false"/>
      <style:text-properties fo:font-size="11pt" style:text-underline-style="none" fo:font-weight="normal" officeooo:rsid="0016ceaf" officeooo:paragraph-rsid="0016ceaf" style:font-size-asian="9.60000038146973pt" style:font-weight-asian="normal" style:font-size-complex="11pt" style:font-weight-complex="normal"/>
    </style:style>
    <style:style style:name="P11" style:family="paragraph" style:parent-style-name="Text_20_body" style:list-style-name="L7">
      <style:paragraph-properties fo:text-align="start" style:justify-single-word="false"/>
      <style:text-properties fo:font-size="11pt" style:text-underline-style="none" fo:font-weight="normal" officeooo:rsid="00189e00" officeooo:paragraph-rsid="00189e00" style:font-size-asian="9.60000038146973pt" style:font-weight-asian="normal" style:font-size-complex="11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1pt" style:text-underline-style="none" fo:font-weight="normal" officeooo:rsid="00189e00" officeooo:paragraph-rsid="00189e00" style:font-size-asian="9.60000038146973pt" style:font-weight-asian="normal" style:font-size-complex="11pt" style:font-weight-complex="normal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paragraph-rsid="00147600"/>
    </style:style>
    <style:style style:name="P14" style:family="paragraph" style:parent-style-name="Heading_20_1">
      <style:paragraph-properties fo:text-align="center" style:justify-single-word="false"/>
      <style:text-properties officeooo:rsid="00115d4f" officeooo:paragraph-rsid="00115d4f"/>
    </style:style>
    <style:style style:name="T1" style:family="text">
      <style:text-properties fo:font-size="11pt" style:text-underline-style="none" fo:font-weight="normal" officeooo:rsid="00130e8e" style:font-size-asian="9.60000038146973pt" style:font-weight-asian="normal" style:font-size-complex="11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Rapport de Projet Réseau</text:h>
      <text:p text:style-name="P1">Licence 3</text:p>
      <text:p text:style-name="P2">Clément BOUTET &amp; <text:s/>Mohamed Alami</text:p>
      <text:p text:style-name="P3"/>
      <text:p text:style-name="P3"/>
      <text:p text:style-name="P3"/>
      <text:p text:style-name="P4"/>
      <text:p text:style-name="P4"/>
      <text:p text:style-name="P5">Passage en réseau du jeu morpion aveugle:</text:p>
      <text:p text:style-name="P5"/>
      <text:list xml:id="list286647836916421886" text:style-name="L2">
        <text:list-item>
          <text:p text:style-name="P13"><text:span text:style-name="T1">On lance le serveur sans arguments:</text:span></text:p>
          <text:p text:style-name="P13"><text:span text:style-name="T1">- Le serveur ouvre du socket avec le protocole TCP.</text:span></text:p>
        </text:list-item>
      </text:list>
      <text:list xml:id="list905009046229984587" text:style-name="L4">
        <text:list-item>
          <text:p text:style-name="P7">On lance le client avec des arguments :</text:p>
          <text:p text:style-name="P7">- Le client doit avoir un argument valide, c‘est à dire soit localhost soit un nom de machine.</text:p>
        </text:list-item>
      </text:list>
      <text:p text:style-name="P8"/>
      <text:p text:style-name="P6">Partie extensions:</text:p>
      <text:p text:style-name="P6"/>
      <text:list xml:id="list6436394593962827544" text:style-name="L6">
        <text:list-item>
          <text:p text:style-name="P9">Les extensions réalisées:</text:p>
        </text:list-item>
      </text:list>
      <text:list xml:id="list5326224343405650349" text:style-name="L7">
        <text:list-item>
          <text:p text:style-name="P10">On gere la deconnection d‘un client à n‘importe quel moment.</text:p>
          <text:p text:style-name="P10">Le client qui reste en partie se voit devoir abandonner la partie en cours.</text:p>
          <text:p text:style-name="P11">Il peut attendre la reconnection d‘un autre client.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Windows_x86 LibreOffice_project/07ac168c60a517dba0f0d7bc7540f5afa45f0909</meta:generator>
    <meta:creation-date>2017-01-08T19:14:54.717000000</meta:creation-date>
    <dc:language>de-DE</dc:language>
    <meta:editing-cycles>5</meta:editing-cycles>
    <meta:editing-duration>PT1H17M21S</meta:editing-duration>
    <dc:date>2017-01-08T20:52:37.906000000</dc:date>
    <meta:document-statistic meta:table-count="0" meta:image-count="0" meta:object-count="0" meta:page-count="1" meta:paragraph-count="13" meta:word-count="103" meta:character-count="560" meta:non-whitespace-character-count="475"/>
    <meta:user-defined meta:name="Info 1"/>
    <meta:user-defined meta:name="Info 2"/>
    <meta:user-defined meta:name="Info 3"/>
    <meta:user-defined meta:name="Info 4"/>
    <meta:template xlink:type="simple" xlink:actuate="onRequest" xlink:title="mediawiki" xlink:href="../../../../Program%20Files%20(x86)/share/extensions/wiki-publisher/templates/MediaWiki/mediawiki.ott" meta:date="2017-01-08T19:14:53.909000000"/>
  </office:meta>
</office:document-meta>
</file>